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4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9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courier new" fo:font-size="9pt"/>
    </style:style>
    <style:style style:name="T2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y or Girl</text:p>
      <text:section text:style-name="Sect1" text:name="pageContent">
        <text:p text:style-name="P3">time limit per test</text:p>
        <text:p text:style-name="P4">1 second</text:p>
        <text:p text:style-name="P3">memory limit per test</text:p>
        <text:p text:style-name="P4">256 megabytes</text:p>
        <text:p text:style-name="P3">input</text:p>
        <text:p text:style-name="P4">standard input</text:p>
        <text:p text:style-name="P3">output</text:p>
        <text:p text:style-name="P4">standard output</text:p>
        <text:p text:style-name="P5">Those days, many boys use beautiful girls' photos as avatars in forums. So it is pretty hard to tell the gender of a user at the first glance. Last year, our hero went to a forum and had a nice chat with a beauty (he thought so). After that they talked very often and eventually they became a couple in the network.</text:p>
        <text:p text:style-name="P5">But yesterday, he came to see "her" in the real world and found out "she" is actually a very strong man! Our hero is very sad and he is too tired to love again now. So he came up with a way to recognize users' genders by their user names.</text:p>
        <text:p text:style-name="P5">This is his method: if the number of distinct characters in one's user name is odd, then he is a male, otherwise she is a female. You are given the string that denotes the user name, please help our hero to determine the gender of this user by his method.</text:p>
        <text:p text:style-name="P7">Input</text:p>
        <text:p text:style-name="P5">The first line contains a non-empty string, that contains only lowercase English letters — the user name. This string contains at most 100 letters.</text:p>
        <text:p text:style-name="P7">Output</text:p>
        <text:p text:style-name="P5">If it is a female by our hero's method, print "<text:span text:style-name="T1">CHAT WITH HER!</text:span>" (without the quotes), otherwise, print "<text:span text:style-name="T1">IGNORE HIM!</text:span>" (without the quotes).</text:p>
        <text:p text:style-name="P6">Examples</text:p>
        <text:p text:style-name="P8">input</text:p>
        <text:section text:style-name="Sect1" text:name="id005176675847991699">
          <text:p text:style-name="P9">Copy</text:p>
        </text:section>
        <text:p text:style-name="P1"><text:bookmark text:name="id006228318431257174"/>wjmzbmr</text:p>
        <text:p text:style-name="P8">output</text:p>
        <text:section text:style-name="Sect1" text:name="id008545105228081147">
          <text:p text:style-name="P9">Copy</text:p>
        </text:section>
        <text:p text:style-name="P1"><text:bookmark text:name="id005644965821245509"/>CHAT WITH HER!</text:p>
        <text:p text:style-name="P8">input</text:p>
        <text:section text:style-name="Sect1" text:name="id005751650839294651">
          <text:p text:style-name="P9">Copy</text:p>
        </text:section>
        <text:p text:style-name="P1"><text:bookmark text:name="id0014594762731415223"/>xiaodao</text:p>
        <text:p text:style-name="P8">output</text:p>
        <text:section text:style-name="Sect1" text:name="id002603900966541788">
          <text:p text:style-name="P9">Copy</text:p>
        </text:section>
        <text:p text:style-name="P1"><text:bookmark text:name="id00637642751153203"/>IGNORE HIM!</text:p>
        <text:p text:style-name="P8">input</text:p>
        <text:section text:style-name="Sect1" text:name="id0019393437944077085">
          <text:p text:style-name="P9">Copy</text:p>
        </text:section>
        <text:p text:style-name="P1"><text:bookmark text:name="id0006126736767173058"/>sevenkplus</text:p>
        <text:p text:style-name="P8">output</text:p>
        <text:section text:style-name="Sect1" text:name="id009734847288131321">
          <text:p text:style-name="P9">Copy</text:p>
        </text:section>
        <text:p text:style-name="P1"><text:bookmark text:name="id000006074002836293779"/>CHAT WITH HER!</text:p>
        <text:p text:style-name="P7">Note</text:p>
        <text:p text:style-name="P5">For the first example. There are 6 distinct characters in "<text:span text:style-name="T1">wjmzbmr</text:span>". These characters are: "<text:span text:style-name="T1">w</text:span>", "<text:span text:style-name="T1">j</text:span>", "<text:span text:style-name="T1">m</text:span>", "<text:span text:style-name="T1">z</text:span>", "<text:span text:style-name="T1">b</text:span>", "<text:span text:style-name="T1">r</text:span>". So wjmzbmr is a female and you should print "<text:span text:style-name="T1">CHAT WITH HER!</text:span>".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30T22:06:22.793000000</dc:date>
    <meta:editing-duration>PT7S</meta:editing-duration>
    <meta:editing-cycles>1</meta:editing-cycles>
    <meta:document-statistic meta:table-count="0" meta:image-count="0" meta:object-count="0" meta:page-count="1" meta:paragraph-count="38" meta:word-count="288" meta:character-count="1530" meta:non-whitespace-character-count="1277"/>
    <meta:generator>LibreOffice/7.2.2.2$Windows_X86_64 LibreOffice_project/02b2acce88a210515b4a5bb2e46cbfb63fe97d56</meta:generator>
  </office:meta>
</office:document-meta>
</file>